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text-properties fo:color="#000000" style:font-name="Bookman Old Style" fo:language="en" fo:country="US" style:font-name-complex="Arial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officeooo:paragraph-rsid="00725a8c" style:font-name-complex="Arial"/>
    </style:style>
    <style:style style:name="P13" style:family="paragraph" style:parent-style-name="Standard">
      <style:paragraph-properties style:text-autospace="none"/>
      <style:text-properties fo:color="#000000" style:font-name="Times New Roman" fo:language="en" fo:country="US" officeooo:rsid="005cea02" officeooo:paragraph-rsid="005b8749" style:font-name-complex="Arial"/>
    </style:style>
    <style:style style:name="P14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5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6" style:family="paragraph" style:parent-style-name="Standard">
      <style:paragraph-properties fo:margin-left="0cm" fo:margin-right="0cm" fo:text-indent="1.27cm" style:auto-text-indent="false" style:text-autospace="none"/>
      <style:text-properties fo:color="#000000" style:font-name="Bookman Old Style" fo:language="en" fo:country="US" style:font-name-complex="Arial"/>
    </style:style>
    <style:style style:name="P17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8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Bookman Old Style" fo:language="en" fo:country="US" officeooo:rsid="0075f3b5" officeooo:paragraph-rsid="0075f3b5" style:font-name-complex="Arial"/>
    </style:style>
    <style:style style:name="P19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20" style:family="paragraph" style:parent-style-name="Standard">
      <style:paragraph-properties style:text-autospace="none"/>
      <style:text-properties fo:color="#000000" style:font-name="Arial" fo:font-size="12pt" fo:language="en" fo:country="US" officeooo:paragraph-rsid="007f6df7" style:font-size-asian="12pt" style:font-name-complex="Arial" style:font-size-complex="12pt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officeooo:rsid="001a17a4"/>
    </style:style>
    <style:style style:name="T6" style:family="text">
      <style:text-properties officeooo:rsid="001bd85f"/>
    </style:style>
    <style:style style:name="T7" style:family="text">
      <style:text-properties officeooo:rsid="00248ea8"/>
    </style:style>
    <style:style style:name="T8" style:family="text">
      <style:text-properties officeooo:rsid="002824ff"/>
    </style:style>
    <style:style style:name="T9" style:family="text">
      <style:text-properties officeooo:rsid="00283743"/>
    </style:style>
    <style:style style:name="T10" style:family="text">
      <style:text-properties officeooo:rsid="002a10cb"/>
    </style:style>
    <style:style style:name="T11" style:family="text">
      <style:text-properties officeooo:rsid="002a8bc7"/>
    </style:style>
    <style:style style:name="T12" style:family="text">
      <style:text-properties officeooo:rsid="002c3696"/>
    </style:style>
    <style:style style:name="T13" style:family="text">
      <style:text-properties officeooo:rsid="002c6eec"/>
    </style:style>
    <style:style style:name="T14" style:family="text">
      <style:text-properties officeooo:rsid="002dad31"/>
    </style:style>
    <style:style style:name="T15" style:family="text">
      <style:text-properties officeooo:rsid="002e1d1d"/>
    </style:style>
    <style:style style:name="T16" style:family="text">
      <style:text-properties officeooo:rsid="002e89b8"/>
    </style:style>
    <style:style style:name="T17" style:family="text">
      <style:text-properties officeooo:rsid="00300c26"/>
    </style:style>
    <style:style style:name="T18" style:family="text">
      <style:text-properties officeooo:rsid="0032a0fa"/>
    </style:style>
    <style:style style:name="T19" style:family="text">
      <style:text-properties officeooo:rsid="0032ea12"/>
    </style:style>
    <style:style style:name="T20" style:family="text">
      <style:text-properties officeooo:rsid="00336e1d"/>
    </style:style>
    <style:style style:name="T21" style:family="text">
      <style:text-properties officeooo:rsid="00346bed"/>
    </style:style>
    <style:style style:name="T22" style:family="text">
      <style:text-properties officeooo:rsid="0034916d"/>
    </style:style>
    <style:style style:name="T23" style:family="text">
      <style:text-properties officeooo:rsid="00364927"/>
    </style:style>
    <style:style style:name="T24" style:family="text">
      <style:text-properties officeooo:rsid="0037dc7f"/>
    </style:style>
    <style:style style:name="T25" style:family="text">
      <style:text-properties officeooo:rsid="00398045"/>
    </style:style>
    <style:style style:name="T26" style:family="text">
      <style:text-properties officeooo:rsid="003aa5d4"/>
    </style:style>
    <style:style style:name="T27" style:family="text">
      <style:text-properties officeooo:rsid="003b97a3"/>
    </style:style>
    <style:style style:name="T28" style:family="text">
      <style:text-properties officeooo:rsid="003c12d5"/>
    </style:style>
    <style:style style:name="T29" style:family="text">
      <style:text-properties officeooo:rsid="003d7d62"/>
    </style:style>
    <style:style style:name="T30" style:family="text">
      <style:text-properties officeooo:rsid="003e7646"/>
    </style:style>
    <style:style style:name="T31" style:family="text">
      <style:text-properties officeooo:rsid="0041fa6d"/>
    </style:style>
    <style:style style:name="T32" style:family="text">
      <style:text-properties officeooo:rsid="0043ee44"/>
    </style:style>
    <style:style style:name="T33" style:family="text">
      <style:text-properties officeooo:rsid="0045c5a1"/>
    </style:style>
    <style:style style:name="T34" style:family="text">
      <style:text-properties officeooo:rsid="0047c1a0"/>
    </style:style>
    <style:style style:name="T35" style:family="text">
      <style:text-properties officeooo:rsid="00483d41"/>
    </style:style>
    <style:style style:name="T36" style:family="text">
      <style:text-properties officeooo:rsid="00489402"/>
    </style:style>
    <style:style style:name="T37" style:family="text">
      <style:text-properties officeooo:rsid="00492fad"/>
    </style:style>
    <style:style style:name="T38" style:family="text">
      <style:text-properties officeooo:rsid="0049d261"/>
    </style:style>
    <style:style style:name="T39" style:family="text">
      <style:text-properties officeooo:rsid="004ba9e5"/>
    </style:style>
    <style:style style:name="T40" style:family="text">
      <style:text-properties officeooo:rsid="004ccbf1"/>
    </style:style>
    <style:style style:name="T41" style:family="text">
      <style:text-properties officeooo:rsid="004e1707"/>
    </style:style>
    <style:style style:name="T42" style:family="text">
      <style:text-properties officeooo:rsid="00510f28"/>
    </style:style>
    <style:style style:name="T43" style:family="text">
      <style:text-properties officeooo:rsid="0051a4b6"/>
    </style:style>
    <style:style style:name="T44" style:family="text">
      <style:text-properties officeooo:rsid="0053120d"/>
    </style:style>
    <style:style style:name="T45" style:family="text">
      <style:text-properties officeooo:rsid="0054184c"/>
    </style:style>
    <style:style style:name="T46" style:family="text">
      <style:text-properties officeooo:rsid="005505dc"/>
    </style:style>
    <style:style style:name="T47" style:family="text">
      <style:text-properties officeooo:rsid="00569987"/>
    </style:style>
    <style:style style:name="T48" style:family="text">
      <style:text-properties officeooo:rsid="00575c7c"/>
    </style:style>
    <style:style style:name="T49" style:family="text">
      <style:text-properties officeooo:rsid="00588550"/>
    </style:style>
    <style:style style:name="T50" style:family="text">
      <style:text-properties officeooo:rsid="0059f717"/>
    </style:style>
    <style:style style:name="T51" style:family="text">
      <style:text-properties officeooo:rsid="005b8749"/>
    </style:style>
    <style:style style:name="T52" style:family="text">
      <style:text-properties officeooo:rsid="005caa38"/>
    </style:style>
    <style:style style:name="T53" style:family="text">
      <style:text-properties officeooo:rsid="005cea02"/>
    </style:style>
    <style:style style:name="T54" style:family="text">
      <style:text-properties officeooo:rsid="005ed4eb"/>
    </style:style>
    <style:style style:name="T55" style:family="text">
      <style:text-properties officeooo:rsid="00605928"/>
    </style:style>
    <style:style style:name="T56" style:family="text">
      <style:text-properties officeooo:rsid="0061eab2"/>
    </style:style>
    <style:style style:name="T57" style:family="text">
      <style:text-properties officeooo:rsid="0063da68"/>
    </style:style>
    <style:style style:name="T58" style:family="text">
      <style:text-properties officeooo:rsid="0064843b"/>
    </style:style>
    <style:style style:name="T59" style:family="text">
      <style:text-properties officeooo:rsid="00654343"/>
    </style:style>
    <style:style style:name="T60" style:family="text">
      <style:text-properties officeooo:rsid="006ac5b9"/>
    </style:style>
    <style:style style:name="T61" style:family="text">
      <style:text-properties officeooo:rsid="006ad65c"/>
    </style:style>
    <style:style style:name="T62" style:family="text">
      <style:text-properties officeooo:rsid="006c47d0"/>
    </style:style>
    <style:style style:name="T63" style:family="text">
      <style:text-properties officeooo:rsid="006c546c"/>
    </style:style>
    <style:style style:name="T64" style:family="text">
      <style:text-properties officeooo:rsid="006db154"/>
    </style:style>
    <style:style style:name="T65" style:family="text">
      <style:text-properties officeooo:rsid="006f3b46"/>
    </style:style>
    <style:style style:name="T66" style:family="text">
      <style:text-properties officeooo:rsid="007069da"/>
    </style:style>
    <style:style style:name="T67" style:family="text">
      <style:text-properties officeooo:rsid="00725a8c"/>
    </style:style>
    <style:style style:name="T68" style:family="text">
      <style:text-properties officeooo:rsid="007335a3"/>
    </style:style>
    <style:style style:name="T69" style:family="text">
      <style:text-properties officeooo:rsid="0075b8ef"/>
    </style:style>
    <style:style style:name="T70" style:family="text">
      <style:text-properties officeooo:rsid="0076d159"/>
    </style:style>
    <style:style style:name="T71" style:family="text">
      <style:text-properties officeooo:rsid="007718c0"/>
    </style:style>
    <style:style style:name="T72" style:family="text">
      <style:text-properties officeooo:rsid="00788cfd"/>
    </style:style>
    <style:style style:name="T73" style:family="text">
      <style:text-properties officeooo:rsid="0079e34b"/>
    </style:style>
    <style:style style:name="T74" style:family="text">
      <style:text-properties officeooo:rsid="007a1968"/>
    </style:style>
    <style:style style:name="T75" style:family="text">
      <style:text-properties officeooo:rsid="007ac191"/>
    </style:style>
    <style:style style:name="T76" style:family="text">
      <style:text-properties officeooo:rsid="007f6df7"/>
    </style:style>
    <style:style style:name="T7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eting Minutes </text:p>
      <text:p text:style-name="P4"/>
      <text:p text:style-name="P7">Dependency analysis for Kactus2</text:p>
      <text:p text:style-name="P14"/>
      <text:p text:style-name="P6"><text:span text:style-name="T2">Client meeting</text:span> </text:p>
      <text:p text:style-name="P6">Date: <text:span text:style-name="T3">1.1</text:span><text:span text:style-name="T4">1</text:span><text:span text:style-name="T3">.20</text:span><text:span text:style-name="T4">12</text:span><text:span text:style-name="T3">, </text:span><text:span text:style-name="T4">12:05 – 13:05</text:span><text:span text:style-name="T3"> </text:span></text:p>
      <text:p text:style-name="P8">Number of meeting: <text:span text:style-name="T2">client meeting </text:span><text:span text:style-name="T66">1</text:span><text:span text:style-name="T2">/2012</text:span></text:p>
      <text:p text:style-name="P6">Place: Tampere University of Technology<text:span text:style-name="T3">, Korkeakoulunkatu 1, </text:span><text:span text:style-name="T4">room TG309</text:span><text:span text:style-name="T3"> </text:span></text:p>
      <text:p text:style-name="P9"/>
      <text:p text:style-name="P6">Participants: <text:s/><text:span text:style-name="T2">Joni-Matti Määttä</text:span> (Project manager) </text:p>
      <text:p text:style-name="P15"><text:span text:style-name="T2">Mikko Honkonen</text:span> (Secretary) </text:p>
      <text:p text:style-name="P15"><text:span text:style-name="T2">Timo </text:span><text:span text:style-name="T7">D. </text:span><text:span text:style-name="T2">Hämäläinen</text:span> (Client)</text:p>
      <text:p text:style-name="P15"><text:span text:style-name="T2">Tommi Korhonen</text:span> (<text:span text:style-name="T2">Project t</text:span>ea<text:span text:style-name="T2">m member</text:span>) </text:p>
      <text:p text:style-name="P6"/>
      <text:p text:style-name="P6">Agenda</text:p>
      <text:p text:style-name="P6"/>
      <text:p text:style-name="P11">Select a chairman for the meeting</text:p>
      <text:p text:style-name="P11">Select a secretary for the minutes</text:p>
      <text:p text:style-name="P10">Select <text:span text:style-name="T5">sc</text:span>rutini<text:span text:style-name="T6">s</text:span>ers of the minutes</text:p>
      <text:p text:style-name="P12"><text:span text:style-name="T68">Define the propose of the me</text:span><text:span text:style-name="T70">e</text:span><text:span text:style-name="T68">ting</text:span></text:p>
      <text:p text:style-name="P12"><text:span text:style-name="T67"><text:tab/></text:span><text:span text:style-name="T73">Reviewing c</text:span><text:span text:style-name="T71">urrent project status</text:span></text:p>
      <text:p text:style-name="P12"><text:span text:style-name="T71"><text:tab/></text:span><text:span text:style-name="T74">Free discussion, “</text:span><text:span text:style-name="T75">mindstorming”</text:span></text:p>
      <text:p text:style-name="P11"><text:span text:style-name="T68">P</text:span>roject status</text:p>
      <text:p text:style-name="P16">Things to be decided</text:p>
      <text:p text:style-name="P16">Task<text:span text:style-name="T69">s</text:span> to be completed</text:p>
      <text:p text:style-name="P16">Tasks that are late</text:p>
      <text:p text:style-name="P18">Free discussion</text:p>
      <text:p text:style-name="P11">Time and place for the next meeting</text:p>
      <text:p text:style-name="P11"/>
      <text:p text:style-name="P11"/>
      <text:p text:style-name="P20"><text:span text:style-name="T76">Meeting</text:span></text:p>
      <text:p text:style-name="P11"/>
      <text:p text:style-name="Text_20_body">1. Selected chairman for the meeting, Joni-Matti Määttä. Selected secretary for the meeting, Mikko Honkonen. Selected scrutiniser for the meeting minutes, Tommi Korhonen.</text:p>
      <text:p text:style-name="Text_20_body"><text:span text:style-name="T8">2. Meeting started </text:span><text:span text:style-name="T11">at 12:05</text:span><text:span text:style-name="T8">.</text:span></text:p>
      <text:p text:style-name="Text_20_body"><text:span text:style-name="T9">3. </text:span><text:span text:style-name="T10">Reviewed the current status of project. Project plan </text:span><text:span text:style-name="T72">is</text:span><text:span text:style-name="T10"> well underway, no problems with it at this point.</text:span></text:p>
      <text:p text:style-name="Text_20_body"><text:span text:style-name="T10">4. </text:span><text:span text:style-name="T12">The client was asked </text:span><text:span text:style-name="T13">his objectives for the project:<text:line-break/>- </text:span><text:span text:style-name="T14">The new feature</text:span><text:span text:style-name="T16">s</text:span><text:span text:style-name="T14"> should have at least as good usability as the rest of </text:span><text:span text:style-name="T17">Kactus2.<text:line-break/></text:span><text:span text:style-name="T14">- </text:span><text:span text:style-name="T15">The new feature</text:span><text:span text:style-name="T16">s</text:span><text:span text:style-name="T15"> should be something that is useful for the user, “easing their life”.<text:line-break/>- </text:span><text:span text:style-name="T16">The new features should clearly be a part of Kactus2, </text:span><text:span text:style-name="T18">so it should be well integrated</text:span><text:span text:style-name="T16">.</text:span></text:p>
      <text:p text:style-name="Text_20_body"><text:soft-page-break/><text:span text:style-name="T19">5. </text:span><text:span text:style-name="T20">The client stated that dependency analysis, especially with manual dependencies, seems to be something that is wanted in the industry.</text:span></text:p>
      <text:p text:style-name="Text_20_body"><text:span text:style-name="T21">6. New feature proposed by client: </text:span><text:span text:style-name="T23">Dependencies changed from previous run</text:span><text:span text:style-name="T22">.</text:span></text:p>
      <text:p text:style-name="Text_20_body"><text:span text:style-name="T34">7. Checked tool status (Visual Studio, Redmine </text:span><text:span text:style-name="T35">for project organization</text:span><text:span text:style-name="T34">) for group members. Everything </text:span><text:span text:style-name="T35">OK.</text:span></text:p>
      <text:p text:style-name="Text_20_body"><text:span text:style-name="T34">8</text:span><text:span text:style-name="T23">. </text:span><text:span text:style-name="T24">Discussion about </text:span><text:span text:style-name="T25">how the </text:span><text:span text:style-name="T26">file status (changed/unchanged) should be decided:<text:line-break/>- </text:span><text:span text:style-name="T27">Hash is probably the best option.<text:line-break/>- </text:span><text:span text:style-name="T28">Where would the hash be stored? What if multiple components have the same file, do they all have their separate hash? </text:span><text:span text:style-name="T29">This seems to be useful.<text:line-break/>- </text:span><text:span text:style-name="T30">Do we run the dependency check even if hash hasn't changed?<text:line-break/></text:span>- Is a more coarse way to check file changes (such as timestamp + size) should be used to determine whether hash needs to be calculated.<text:line-break/><text:span text:style-name="T31">- </text:span><text:span text:style-name="T32">What about comments? Comment changes shouldn't break dependencies. However, this is quite sophisticated, and might not be relevant at this point.</text:span></text:p>
      <text:p text:style-name="Text_20_body"><text:span text:style-name="T33">8. </text:span><text:span text:style-name="T36">Discussion about t</text:span><text:span text:style-name="T45">ool</text:span><text:span text:style-name="T36"> </text:span><text:span text:style-name="T54">UI</text:span><text:span text:style-name="T36">:</text:span></text:p>
      <text:p text:style-name="Text_20_body"><text:span text:style-name="T36">- </text:span><text:span text:style-name="T37">There should always be room to create a manual dependency between files. A separate column dedicated for new manual dependencies was proposed, and was agreed to be a good idea.<text:line-break/>- </text:span><text:span text:style-name="T38">When a manual dependency is being, the current </text:span><text:span text:style-name="T39">connected</text:span><text:span text:style-name="T38"> rows should be highlighted.<text:line-break/></text:span><text:span text:style-name="T55">- </text:span><text:span text:style-name="T56">There should be filters to show/hide dependencies based on certain criteria: </text:span><text:span text:style-name="T57">external files, </text:span><text:span text:style-name="T58">dependency status, </text:span><text:span text:style-name="T59">automatic/manual dependencies etc..</text:span></text:p>
      <text:p text:style-name="Text_20_body"><text:span text:style-name="T55">10.</text:span><text:span text:style-name="T38"> </text:span><text:span text:style-name="T40">Should it be possible to remove automatic dependencies? Agreed that </text:span><text:span text:style-name="T41">it might be more harmful than useful. Only possible to add to automatic dependencies.</text:span></text:p>
      <text:p text:style-name="Text_20_body"><text:span text:style-name="T55">11</text:span><text:span text:style-name="T45">. </text:span><text:span text:style-name="T46">Discussion about external files (such as libraries):<text:line-break/>- S</text:span><text:span text:style-name="T42">hould be shown separately from other files. </text:span><text:span text:style-name="T43">User should be able to tell where the files can be found:</text:span><text:span text:style-name="T44"> because they can be in different locations for different users, this should be a user-level option.<text:line-break/></text:span><text:span text:style-name="T46">- </text:span><text:span text:style-name="T47">Some sort of ignore list for </text:span><text:span text:style-name="T48">external files, “don't care about this file”. Ignore list could be </text:span><text:span text:style-name="T49">defined on both global level for entire Kactus2 and component level for certain component</text:span><text:span text:style-name="T50">.</text:span></text:p>
      <text:p text:style-name="Text_20_body"><text:span text:style-name="T51">1</text:span><text:span text:style-name="T55">2</text:span><text:span text:style-name="T51">. It should be possible to determine </text:span><text:span text:style-name="T52">file extensions </text:span><text:span text:style-name="T53">used for file types.</text:span></text:p>
      <text:p text:style-name="Text_20_body"><text:span text:style-name="T60">13. The analysis algorithms should be DLL files. </text:span><text:span text:style-name="T61">This allows anyone to create their own algorithm for other file types.</text:span></text:p>
      <text:p text:style-name="Text_20_body"><text:span text:style-name="T62">14. </text:span><text:span text:style-name="T63">Next meeting most likely after two weeks, </text:span><text:span text:style-name="T64">precise time not yet </text:span><text:span text:style-name="T65">decided.</text:span></text:p>
      <text:p text:style-name="Text_20_body">15. Meeting ended at 13:05.</text:p>
      <text:p text:style-name="P13"/>
      <text:p text:style-name="P6"/>
      <text:p text:style-name="P5"/>
      <text:p text:style-name="P5">Signatures</text:p>
      <text:p text:style-name="P5"/>
      <text:p text:style-name="P5">Chairman</text:p>
      <text:p text:style-name="P5"><text:soft-page-break/></text:p>
      <text:p text:style-name="P5">Secretary</text:p>
      <text:p text:style-name="P5"/>
      <text:p text:style-name="P5">Scrutiniser of the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3</text:page-number></text:span><text:span text:style-name="Page_20_Number">/</text:span><text:span text:style-name="Page_20_Number"><text:page-count style:num-format="1">3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1-08T14:24:39.80</dc:date>
    <meta:editing-cycles>118</meta:editing-cycles>
    <meta:editing-duration>PT2H22M47S</meta:editing-duration>
    <meta:generator>LibreOffice/3.6$Windows_x86 LibreOffice_project/da8c1e6-fd468f4-454e206-f42a4a9-143cfd</meta:generator>
    <meta:document-statistic meta:table-count="0" meta:image-count="0" meta:object-count="0" meta:page-count="3" meta:paragraph-count="47" meta:word-count="591" meta:character-count="3656" meta:non-whitespace-character-count="3100"/>
    <meta:user-defined meta:name="Info 1"/>
    <meta:user-defined meta:name="Info 2"/>
    <meta:user-defined meta:name="Info 3"/>
    <meta:user-defined meta:name="Info 4"/>
  </office:meta>
</office:document-meta>
</file>